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13mm"/>
    </style:style>
    <style:style style:name="co2" style:family="table-column">
      <style:table-column-properties fo:break-before="auto" style:column-width="42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1.48mm"/>
    </style:style>
    <style:style style:name="co5" style:family="table-column">
      <style:table-column-properties fo:break-before="auto" style:column-width="178.52mm"/>
    </style:style>
    <style:style style:name="co6" style:family="table-column">
      <style:table-column-properties fo:break-before="auto" style:column-width="41.2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T1" style:family="text">
      <style:text-properties style:font-name-asian="AndaleMono" style:font-name-complex="AndaleMono" style:font-size-asian="12pt" style:font-size-complex="12pt"/>
    </style:style>
    <style:style style:name="T2" style:family="text">
      <style:text-properties fo:color="#2fff12" style:font-name="AndaleMono" fo:font-size="12pt" style:font-name-asian="AndaleMono" style:font-name-complex="AndaleMono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uthors</text:p>
          </table:table-cell>
          <table:table-cell table:style-name="ce3" office:value-type="string" calcext:value-type="string">
            <text:p>ISB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Rea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Pumain, Reuill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G. We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ignals and Boundarie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ries et modeles en sciences humaines</text:p>
          </table:table-cell>
          <table:table-cell office:value-type="string" calcext:value-type="string">
            <text:p>F. Varenn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tructure and dynamics of cities</text:p>
          </table:table-cell>
          <table:table-cell office:value-type="string" calcext:value-type="string">
            <text:p>M. Barthelem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aining Science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. Hacking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Tree of Knowledge</text:p>
          </table:table-cell>
          <table:table-cell office:value-type="string" calcext:value-type="string">
            <text:p>Maturana,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mbodied mind</text:p>
          </table:table-cell>
          <table:table-cell office:value-type="string" calcext:value-type="string">
            <text:p>F.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 Transformation</text:p>
          </table:table-cell>
          <table:table-cell office:value-type="string" calcext:value-type="string">
            <text:p>Bossel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yapounov Exponents</text:p>
          </table:table-cell>
          <table:table-cell office:value-type="string" calcext:value-type="string">
            <text:p>Pikovsk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ynchronization</text:p>
          </table:table-cell>
          <table:table-cell office:value-type="string" calcext:value-type="string">
            <text:p>Bocallet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 introduction to Econophysics</text:p>
          </table:table-cell>
          <table:table-cell office:value-type="string" calcext:value-type="string">
            <text:p>Mantegn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ow Nature Works</text:p>
          </table:table-cell>
          <table:table-cell office:value-type="string" calcext:value-type="string">
            <text:p>P. Ba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</text:p>
          </table:table-cell>
          <table:table-cell office:value-type="string" calcext:value-type="string">
            <text:p>P.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Quarck and the Jaguar</text:p>
          </table:table-cell>
          <table:table-cell office:value-type="string" calcext:value-type="string">
            <text:p>M. Gell-Mann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dire n’est pas expliquer</text:p>
          </table:table-cell>
          <table:table-cell office:value-type="string" calcext:value-type="string">
            <text:p>R. Thom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pler la Terre</text:p>
          </table:table-cell>
          <table:table-cell office:value-type="string" calcext:value-type="string">
            <text:p>L. Sander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illes, Reseaux et Transports</text:p>
          </table:table-cell>
          <table:table-cell office:value-type="string" calcext:value-type="string">
            <text:p>G. Dupu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2">
          <table:table-cell table:style-name="ce5" office:value-type="string" calcext:value-type="string">
            <text:p>Pourquoi la societe ne se laisse pas mettre en equations</text:p>
          </table:table-cell>
          <table:table-cell office:value-type="string" calcext:value-type="string">
            <text:p>P. Jens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Beyond Bibliometrics</text:p>
          </table:table-cell>
          <table:table-cell office:value-type="string" calcext:value-type="string">
            <text:p>Cronin, Sugimot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Orfeuil, Wei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Moore, Mert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ew Science of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Bel Avenir de la Croissance</text:p>
          </table:table-cell>
          <table:table-cell office:value-type="string" calcext:value-type="string">
            <text:p>Bergeaud, Cette, Lecat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nting Future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7</text:p>
          </table:table-cell>
          <table:table-cell office:value-type="string" calcext:value-type="string">
            <text:p>Chapoutot,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6</text:p>
          </table:table-cell>
          <table:table-cell office:value-type="string" calcext:value-type="string">
            <text:p>Fanmuy, Goubaul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eographie des Transports</text:p>
          </table:table-cell>
          <table:table-cell office:value-type="string" calcext:value-type="string">
            <text:p>Bavoux, Zembr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. Prigogin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. Nouvel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: Complex System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Fondements de l’informa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ystemes dynam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ppprentissage statis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Times Seri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tatist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-Babel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Krug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lexity A very short introduction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oetique de l’espace</text:p>
          </table:table-cell>
          <table:table-cell office:value-type="string" calcext:value-type="string">
            <text:p>Bachel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and Complexity</text:p>
          </table:table-cell>
          <table:table-cell office:value-type="string" calcext:value-type="string">
            <text:p>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eath of Life of Great American Cities</text:p>
          </table:table-cell>
          <table:table-cell office:value-type="string" calcext:value-type="string">
            <text:p>J. Jacob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. Laugh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reemergence of emergence</text:p>
          </table:table-cell>
          <table:table-cell office:value-type="string" calcext:value-type="string">
            <text:p>Clayton and Davie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Mer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Qu’appelle ton aujourdhui les sci de la compl.</text:p>
          </table:table-cell>
          <table:table-cell office:value-type="string" calcext:value-type="string">
            <text:p>Weisbuch and Zwir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5</text:p>
          </table:table-cell>
          <table:table-cell office:value-type="string" calcext:value-type="string">
            <text:p>Boulanger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roduction de l’espace</text:p>
          </table:table-cell>
          <table:table-cell office:value-type="string" calcext:value-type="string">
            <text:p>H. 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 hors les murs</text:p>
          </table:table-cell>
          <table:table-cell office:value-type="string" calcext:value-type="string">
            <text:p>Gilli, Off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cial Physics</text:p>
          </table:table-cell>
          <table:table-cell office:value-type="string" calcext:value-type="string">
            <text:p>Pent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Gill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Lync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f Ants and Men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ety of Mind</text:p>
          </table:table-cell>
          <table:table-cell office:value-type="string" calcext:value-type="string">
            <text:p>Minsk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architecture of emergence</text:p>
          </table:table-cell>
          <table:table-cell office:value-type="string" calcext:value-type="string">
            <text:p>Weinstoc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Chiusano, Runa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droit a la ville</text:p>
          </table:table-cell>
          <table:table-cell office:value-type="string" calcext:value-type="string">
            <text:p>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aneri, Depaule, Demorg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iser c’est apprendre</text:p>
          </table:table-cell>
          <table:table-cell office:value-type="string" calcext:value-type="string">
            <text:p>A. Bano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Mangin,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es Urbaines</text:p>
          </table:table-cell>
          <table:table-cell office:value-type="string" calcext:value-type="string">
            <text:p>Panerai, Castex, Depaul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aire la ville</text:p>
          </table:table-cell>
          <table:table-cell office:value-type="string" calcext:value-type="string">
            <text:p>V. Claud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volutionary theory of economic change</text:p>
          </table:table-cell>
          <table:table-cell office:value-type="string" calcext:value-type="string">
            <text:p>Nelson and Win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capital of modernit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vote et la regle majoritaire</text:p>
          </table:table-cell>
          <table:table-cell office:value-type="string" calcext:value-type="string">
            <text:p>Lasl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Feyerabe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bject-oriented Simulation with hierarchical modular models</text:p>
          </table:table-cell>
          <table:table-cell office:value-type="string" calcext:value-type="string">
            <text:p>Ziegl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Poston and 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D’Acci 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’art decoratif aujourdhui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ers une architectur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charte d’athenes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us la ville durable le genie urbain</text:p>
          </table:table-cell>
          <table:table-cell office:value-type="string" calcext:value-type="string">
            <text:p>S. Allem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menter la carte topographique</text:p>
          </table:table-cell>
          <table:table-cell office:value-type="string" calcext:value-type="string">
            <text:p>J Tiff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s et strategies urbaines</text:p>
          </table:table-cell>
          <table:table-cell office:value-type="string" calcext:value-type="string">
            <text:p>Bourdin et Pro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hiers pour l’analyse – la formalisation</text:p>
          </table:table-cell>
          <table:table-cell office:value-type="string" calcext:value-type="string">
            <text:p>Epistemo 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anuel de geographie urbaine</text:p>
          </table:table-cell>
          <table:table-cell office:value-type="string" calcext:value-type="string">
            <text:p>JP Paul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Distributions, EDP</text:p>
          </table:table-cell>
          <table:table-cell office:value-type="string" calcext:value-type="string">
            <text:p>F. Gols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rchitecture a la ville</text:p>
          </table:table-cell>
          <table:table-cell office:value-type="string" calcext:value-type="string">
            <text:p>K. Basbou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Florent</text:p>
          </table:table-cell>
          <table:table-cell office:value-type="string" calcext:value-type="string">
            <text:p>Le Nech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reno</text:p>
          </table:table-cell>
          <table:table-cell office:value-type="string" calcext:value-type="string">
            <text:p>Moren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 praise of science</text:p>
          </table:table-cell>
          <table:table-cell office:value-type="string" calcext:value-type="string">
            <text:p>S. Biai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osing Differences</text:p>
          </table:table-cell>
          <table:table-cell office:value-type="string" calcext:value-type="string">
            <text:p>V. Bob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quoi sert la renovation urbaine</text:p>
          </table:table-cell>
          <table:table-cell office:value-type="string" calcext:value-type="string">
            <text:p>J Donzelo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+Code</text:p>
          </table:table-cell>
          <table:table-cell office:value-type="string" calcext:value-type="string">
            <text:p>Reas, McWilliam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ces et societe</text:p>
          </table:table-cell>
          <table:table-cell office:value-type="string" calcext:value-type="string">
            <text:p>Chevallier et a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xplanation in geograph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duction probabilites</text:p>
          </table:table-cell>
          <table:table-cell office:value-type="string" calcext:value-type="string">
            <text:p>S. Mele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deplacements quotidiens</text:p>
          </table:table-cell>
          <table:table-cell office:value-type="string" calcext:value-type="string">
            <text:p>O. Kle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bilite quotidienne</text:p>
          </table:table-cell>
          <table:table-cell office:value-type="string" calcext:value-type="string">
            <text:p>Boulahba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RTS Transports Communication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Worlds hidden in plain sight</text:p>
          </table:table-cell>
          <table:table-cell office:value-type="string" calcext:value-type="string">
            <text:p>D. Krakau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The first 6000 years</text:p>
          </table:table-cell>
          <table:table-cell office:value-type="string" calcext:value-type="string">
            <text:p>M. Simt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egory Theory</text:p>
          </table:table-cell>
          <table:table-cell office:value-type="string" calcext:value-type="string">
            <text:p>S. Awod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Ville Franchisee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ccessibility Indicators</text:p>
          </table:table-cell>
          <table:table-cell office:value-type="string" calcext:value-type="string">
            <text:p>Wege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rphodynamique des reseaux viaires</text:p>
          </table:table-cell>
          <table:table-cell office:value-type="string" calcext:value-type="string">
            <text:p>M. Naba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lux 101-102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e Inrets de simulation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sperity without growth</text:p>
          </table:table-cell>
          <table:table-cell office:value-type="string" calcext:value-type="string">
            <text:p>Jackson</text:p>
          </table:table-cell>
          <table:table-cell/>
          <table:table-cell office:value-type="string" calcext:value-type="string">
            <text:p>Romain</text:p>
          </table:table-cell>
          <table:table-cell/>
        </table:table-row>
        <table:table-row table:style-name="ro1">
          <table:table-cell office:value-type="string" calcext:value-type="string">
            <text:p>Francinou Algebr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lgebre 3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2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choix model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modele matisse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litiques de deplacement urbain</text:p>
          </table:table-cell>
          <table:table-cell office:value-type="string" calcext:value-type="string">
            <text:p>CPV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Simaut, Meta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 utopies et realites</text:p>
          </table:table-cell>
          <table:table-cell office:value-type="string" calcext:value-type="string">
            <text:p>Cho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1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2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 </text:p>
          </table:table-cell>
          <table:table-cell/>
        </table:table-row>
        <table:table-row table:style-name="ro1">
          <table:table-cell office:value-type="string" calcext:value-type="string">
            <text:p>Godel Escher Bach</text:p>
          </table:table-cell>
          <table:table-cell office:value-type="string" calcext:value-type="string">
            <text:p>Hofstad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inking ahead</text:p>
          </table:table-cell>
          <table:table-cell office:value-type="string" calcext:value-type="string">
            <text:p>Helbing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inked</text:p>
          </table:table-cell>
          <table:table-cell office:value-type="string" calcext:value-type="string">
            <text:p>Barabas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ico passionnel modelisation urbaine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o dice play god</text:p>
          </table:table-cell>
          <table:table-cell office:value-type="string" calcext:value-type="string">
            <text:p>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 Geo Eco</text:p>
          </table:table-cell>
          <table:table-cell office:value-type="string" calcext:value-type="string">
            <text:p>Boul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nscience</text:p>
          </table:table-cell>
          <table:table-cell office:value-type="string" calcext:value-type="string">
            <text:p>Church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nstitutionalisation of european spatial planning</text:p>
          </table:table-cell>
          <table:table-cell office:value-type="string" calcext:value-type="string">
            <text:p>Bas waterhou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ODO new books (Saltelli, geo modeling, geodivercity, transmondyn, dynamique des villes, ?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DO 2021/06/07: update list (borrowed microsim, matsim; opengl, etc.)</text:p>
          </table:table-cell>
          <table:table-cell table:number-columns-repeated="4"/>
        </table:table-row>
      </table:table>
      <table:table table:name="Borrowed" table:style-name="ta1">
        <table:table-column table:style-name="co4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ansports et territoires enjeux et debat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Donnees Urbaines 4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Great Planning Disaster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iumph of the city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ontribution infrastructures dvlpmt regions francais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ISC</text:p>
          </table:table-cell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amazon.com/gp/product/1492031089" xlink:type="simple">https://www.amazon.com/gp/product/149203108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editions-harmattan.fr/index.asp?navig=catalogue&amp;obj=livre&amp;no=63047" xlink:type="simple">https://www.editions-harmattan.fr/index.asp?navig=catalogue&amp;obj=livre&amp;no=6304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openedition.org/cdf/3339" xlink:type="simple">https://books.openedition.org/cdf/333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ecure.pmpress.org/index.php?l=product_detail&amp;p=1091" xlink:type="simple">https://secure.pmpress.org/index.php?l=product_detail&amp;p=109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475-x" xlink:type="simple">https://www.nature.com/articles/d41586-019-02475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602-8" xlink:type="simple">https://www.nature.com/articles/d41586-019-02602-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9" office:value-type="string" calcext:value-type="string">
            <text:p><text:span text:style-name="T1"><text:a xlink:href="https://www.nature.com/articles/d41586-019-02716-z" xlink:type="simple">https://www.nature.com/articles/d41586-019-02716-z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581-w" xlink:type="simple">https://www.nature.com/articles/d41586-019-02581-w</text:a></text:p>
          </table:table-cell>
          <table:table-cell office:value-type="string" calcext:value-type="string">
            <text:p>(film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855-3" xlink:type="simple">https://www.nature.com/articles/d41586-019-02855-3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sudoc.fr/097337811" xlink:type="simple">http://www.sudoc.fr/09733781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" xlink:type="simple">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.uk/Nature-Technology-What-How-Evolves/dp/0141031638" xlink:type="simple">https://www.amazon.co.uk/Nature-Technology-What-How-Evolves/dp/014103163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s Bitbol <text:a xlink:href="https://en.wikipedia.org/wiki/Michel_Bitbol" xlink:type="simple">https://en.wikipedia.org/wiki/Michel_Bitbo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mazon.fr/s?k=9780262621120&amp;i=stripbooks&amp;linkCode=qs&amp;returnFromLogin=1&amp;ref=nav_ya_signi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Fry <text:a xlink:href="https://www.amazon.co.uk/gp/product/B0785PY2Q4/ref=ppx_yo_dt_b_d_asin_title_o02?ie=UTF8&amp;psc=1" xlink:type="simple">https://www.amazon.co.uk/gp/product/B0785PY2Q4/ref=ppx_yo_dt_b_d_asin_title_o02?ie=UTF8&amp;psc=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link.springer.com/book/10.1007/978-3-030-29631-5" xlink:type="simple">https://link.springer.com/book/10.1007/978-3-030-29631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cientificamerican.com/article/does-consciousness-pervade-the-universe/?amp" xlink:type="simple">https://www.scientificamerican.com/article/does-consciousness-pervade-the-universe/?amp</text:a></text:p>
          </table:table-cell>
          <table:table-cell table:number-columns-repeated="2"/>
          <table:table-cell office:value-type="string" calcext:value-type="string">
            <text:p>consciousnes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0356-2" xlink:type="simple">https://www.nature.com/articles/d41586-020-00356-2</text:a></text:p>
          </table:table-cell>
          <table:table-cell office:value-type="string" calcext:value-type="string">
            <text:p>astrophysic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oogle.com/books/edition/Alan_Turing_s_Electronic_Brain/wfMDW-IP8yMC?hl=en&amp;gbpv=0&amp;bsq=intelligent%20machinery&amp;kptab=overview" xlink:type="simple">https://www.google.com/books/edition/Alan_Turing_s_Electronic_Brain/wfMDW-IP8yMC?hl=en&amp;gbpv=0&amp;bsq=intelligent%20machinery&amp;kptab=overview</text:a></text:p>
          </table:table-cell>
          <table:table-cell office:value-type="string" calcext:value-type="string">
            <text:p>Turing histo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" xlink:type="simple">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</text:a></text:p>
          </table:table-cell>
          <table:table-cell office:value-type="string" calcext:value-type="string">
            <text:p>alife and ar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Sign-Three-Holmes-Advances-Semiotics/dp/0253204879" xlink:type="simple">https://www.amazon.com/Sign-Three-Holmes-Advances-Semiotics/dp/0253204879</text:a></text:p>
          </table:table-cell>
          <table:table-cell office:value-type="string" calcext:value-type="string">
            <text:p>(Dedeo / maths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6vihklUAA9oC&amp;oi=fnd&amp;pg=PP11&amp;dq=his+dark+materials&amp;ots=giV1gCzyCR&amp;sig=9eJwkzkbSOpoRnm0pnKX6H5vxmw&amp;redir_esc=y#v=onepage&amp;q=his%20dark%20materials&amp;f=false" xlink:type="simple">https://books.google.fr/books?hl=fr&amp;lr=&amp;id=6vihklUAA9oC&amp;oi=fnd&amp;pg=PP11&amp;dq=his+dark+materials&amp;ots=giV1gCzyCR&amp;sig=9eJwkzkbSOpoRnm0pnKX6H5vxmw&amp;redir_esc=y#v=onepage&amp;q=his%20dark%20materials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isagents.org/p/agent-based-modelling-geographical.html" xlink:type="simple">https://www.gisagents.org/p/agent-based-modelling-geographical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../../../Misc/BiblioDocs/Biblio/DomainSpecific/Complexity/Sayama.pdf" xlink:type="simple">file:///Users/juste/ComplexSystems/Misc/BiblioDocs/Biblio/DomainSpecific/Complexity/Sayama.pdf</text:a></text:p>
          </table:table-cell>
          <table:table-cell table:number-columns-repeated="2"/>
          <table:table-cell office:value-type="string" calcext:value-type="string">
            <text:p>(paper version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2070-5" xlink:type="simple">https://www.nature.com/articles/d41586-020-02070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cholar.google.com/scholar?hl=fr&amp;as_sdt=0%2C5&amp;q=le+danger+sociologique&amp;btnG" xlink:type="simple">https://scholar.google.com/scholar?hl=fr&amp;as_sdt=0%2C5&amp;q=le+danger+sociologique&amp;btnG</text:a>=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topology" xlink:type="simple">https://mitpress.mit.edu/books/topology</text:a></text:p>
          </table:table-cell>
          <table:table-cell office:value-type="string" calcext:value-type="string">
            <text:p>(paper version, PDF fre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0419244509&amp;i=stripbooks&amp;linkCode=qs" xlink:type="simple">https://www.amazon.fr/s?k=9780419244509&amp;i=stripbooks&amp;linkCode=qs</text:a></text:p>
          </table:table-cell>
          <table:table-cell office:value-type="string" calcext:value-type="string">
            <text:p>Sustainable urban form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 office:value-type="string" calcext:value-type="string">
            <text:p>Richtot forme urbain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gp/product/B08LZV66YK/" xlink:type="simple">https://www.amazon.com/gp/product/B08LZV66YK/</text:a></text:p>
          </table:table-cell>
          <table:table-cell office:value-type="string" calcext:value-type="string">
            <text:p>Chapter Mik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s.sagepub.com/en-us/nam/geographical-data-science-and-spatial-data-analysis/book260671" xlink:type="simple">https://us.sagepub.com/en-us/nam/geographical-data-science-and-spatial-data-analysis/book260671</text:a></text:p>
          </table:table-cell>
          <table:table-cell office:value-type="string" calcext:value-type="string">
            <text:p>Brundson Spatial Data Scienc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ufr-editions.fr/produit/le-temps-long-du-peuplement/" xlink:type="simple">https://pufr-editions.fr/produit/le-temps-long-du-peuplemen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https://sciencepress.mnhn.fr/fr/collections/patrimoines-naturels/atlas-des-espaces-proteges-en-france</text:p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://www.editions-recherches.com/sommaire.php?id=155" xlink:type="simple">http://www.editions-recherches.com/sommaire.php?id=15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k.sagepub.com/en-gb/eur/an-introduction-to-r-for-spatial-analysis-and-mapping/book258267" xlink:type="simple">https://uk.sagepub.com/en-gb/eur/an-introduction-to-r-for-spatial-analysis-and-mapping/book258267</text:a></text:p>
          </table:table-cell>
          <table:table-cell office:value-type="string" calcext:value-type="string">
            <text:p><text:a xlink:href="http://uk.sagepub.com/en-gb/eur/geographical-data-science-and-spatial-data-analysis/book260671" xlink:type="simple">http://uk.sagepub.com/en-gb/eur/geographical-data-science-and-spatial-data-analysis/book26067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books spatial analysis -tw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modelisations-simulations-systemes-complexes-2425-5661/313-modelisation-ontologique-psychologies-une-influence-reciproque-9782373612608.html" xlink:type="simple">https://materiologiques.com/fr/modelisations-simulations-systemes-complexes-2425-5661/313-modelisation-ontologique-psychologies-une-influence-reciproque-9782373612608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yalebooks.yale.edu/book/9780300251104/what-complex-system" xlink:type="simple">https://yalebooks.yale.edu/book/9780300251104/what-complex-system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uy paper matsim book? <text:a xlink:href="https://www.ubiquitypress.com/site/books/e/10.5334/baw/" xlink:type="simple">https://www.ubiquitypress.com/site/books/e/10.5334/baw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fr/academic/subjects/earth-and-environmental-science/environmental-science/future-national-infrastructure-system-systems-approach?format=HB" xlink:type="simple">https://www.cambridge.org/fr/academic/subjects/earth-and-environmental-science/environmental-science/future-national-infrastructure-system-systems-approach?format=HB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g.fr/produit/1897/9782706147357/quand-la-donnee-arrive-en-ville" xlink:type="simple">https://www.pug.fr/produit/1897/9782706147357/quand-la-donnee-arrive-en-vil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uquin histoire promo 1901</text:p>
          </table:table-cell>
          <table:table-cell office:value-type="string" calcext:value-type="string">
            <text:p><text:a xlink:href="https://ax.polytechnique.org/event/petit-dejeuner-polytechnicien-autour-du-livre-a-polytechnique-x-1901/2021/02/24/1015" xlink:type="simple">https://ax.polytechnique.org/event/petit-dejeuner-polytechnicien-autour-du-livre-a-polytechnique-x-1901/2021/02/24/1015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igogine Stengers</text:p>
          </table:table-cell>
          <table:table-cell office:value-type="string" calcext:value-type="string">
            <text:p><text:a xlink:href="https://fr.wikipedia.org/wiki/La_Nouvelle_Alliance_(essai" xlink:type="simple">https://fr.wikipedia.org/wiki/La_Nouvelle_Alliance_(essai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ibbaro, S., Rondoni, L., &amp; Vulpiani, A. (2014). Reductionism, emergence and levels of reality. Springer, Berlin</text:p>
          </table:table-cell>
          <table:table-cell office:value-type="string" calcext:value-type="string">
            <text:p>BiblioDocs/Biblio/DomainSpecific/Complexity/Sergio%20Chibbaro,%20Lamberto%20Rondoni,%20Angelo%20Vulpiani%20(auth.)%20-%20Reductionism,%20Emergence%20and%20Levels%20of%20Reality_%20The%20Importance%20of%20Being%20Borderline-Springer%20International%20Publishing%20(2014).pdf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sa seminar smart cities</text:p>
          </table:table-cell>
          <table:table-cell office:value-type="string" calcext:value-type="string">
            <text:p><text:a xlink:href="http://cup.columbia.edu/book/uneven-innovation/9780231184977" xlink:type="simple">http://cup.columbia.edu/book/uneven-innovation/9780231184977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f.com/content/Esquisse_dun_libéralisme_soutenable" xlink:type="simple">https://www.puf.com/content/Esquisse_dun_lib%C3%A9ralisme_soutenab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Brunet</text:p>
          </table:table-cell>
          <table:table-cell office:value-type="string" calcext:value-type="string">
            <text:p><text:a xlink:href="https://www.editions-hermann.fr/livre/9791037006288" xlink:type="simple">https://www.editions-hermann.fr/livre/9791037006288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elyascop.fr/catalogue/collections/lieux-dits/berlin-est-une-gare" xlink:type="simple">https://www.elyascop.fr/catalogue/collections/lieux-dits/berlin-est-une-gar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vrin.fr/book.php?title_url=Poesie_des_mondes_scientifiques__9782353111152&amp;search_back=MA+COMMANDE&amp;editor_back=31&amp;page=5" xlink:type="simple">http://www.vrin.fr/book.php?title_url=Poesie_des_mondes_scientifiques__9782353111152&amp;search_back=MA+COMMANDE&amp;editor_back=31&amp;page=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lambert-lucas.com/livre/les-sciences-du-langage-face-aux-defis/" xlink:type="simple">http://www.lambert-lucas.com/livre/les-sciences-du-langage-face-aux-defis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core/books/polycentricity-in-the-european-union/FB4A6B91E85C38254CF2C8A6F3839BD7" xlink:type="simple">https://www.cambridge.org/core/books/polycentricity-in-the-european-union/FB4A6B91E85C38254CF2C8A6F3839BD7</text:a>#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ristoluniversitypress.co.uk/why-face-to-face-still-matters-2" xlink:type="simple">https://bristoluniversitypress.co.uk/why-face-to-face-still-matters-2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iblio/DomainSpecific/UrbanModeling/2021_Book_UrbanInformatics.pdf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office:value-type="string" calcext:value-type="string">
            <text:p>(August 2021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gb/academic/subjects/earth-and-environmental-science/environmental-science/future-national-infrastructure-system-systems-approach?format=HB" xlink:type="simple">https://www.cambridge.org/gb/academic/subjects/earth-and-environmental-science/environmental-science/future-national-infrastructure-system-systems-approach?format=HB</text:a></text:p>
          </table:table-cell>
          <table:table-cell office:value-type="string" calcext:value-type="string">
            <text:p>(in bib/Engineering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iste.co.uk/book.php?id=1748" xlink:type="simple">http://www.iste.co.uk/book.php?id=174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1-01398-w" xlink:type="simple">https://www.nature.com/articles/d41586-021-01398-w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judgingmachines.com/" xlink:type="simple">https://www.judgingmachines.com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megalopolis" xlink:type="simple">https://mitpress.mit.edu/books/megalopoli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We8FQtplBv0C" xlink:type="simple">https://books.google.fr/books?hl=fr&amp;lr=&amp;id=We8FQtplBv0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Agent-Based-Modeling-Archaeology-Simulating-Complexity/dp/1947864254/" xlink:type="simple">https://www.amazon.fr/Agent-Based-Modeling-Archaeology-Simulating-Complexity/dp/1947864254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<text:a xlink:href="https://www.amazon.fr/Ian-Stewart-Livres/s?k=Ian+Stewart&amp;rh=n%3A301061" xlink:type="simple">https://www.amazon.fr/Ian-Stewart-Livres/s?k=Ian+Stewart&amp;rh=n%3A301061</text:a></text:p>
          </table:table-cell>
          <table:table-cell office:value-type="string" calcext:value-type="string">
            <text:p>Maths of uncertainty (same author as <text:span text:style-name="T2">10.1038/d41586-021-01906-y ?)</text:span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Planning-Impossible-Development-Spatial-Strategies/dp/3035621519/" xlink:type="simple">https://www.amazon.fr/Planning-Impossible-Development-Spatial-Strategies/dp/3035621519/</text:a></text:p>
          </table:table-cell>
          <table:table-cell office:value-type="string" calcext:value-type="string">
            <text:p>(geotamtam com) // book great planning failures Floren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sciences-philosophie/333-sociologie-fondamentale-etude-depistemologie-9782373613001.html" xlink:type="simple">https://materiologiques.com/fr/sciences-philosophie/333-sociologie-fondamentale-etude-depistemologie-9782373613001.html</text:a></text:p>
          </table:table-cell>
          <table:table-cell office:value-type="string" calcext:value-type="string">
            <text:p>(com Varenn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Reimagining Sustainable Cities</text:p>
            <text:p>Stephen M. Wheeler &amp; Christina D. Rosan Univ. California Press (2021)</text:p>
          </table:table-cell>
          <table:table-cell office:value-type="string" calcext:value-type="string">
            <text:p>(from <text:a xlink:href="https://www.nature.com/articles/d41586-022-00032-7" xlink:type="simple">https://www.nature.com/articles/d41586-022-00032-7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Fluid-Concepts-Creative-Analogies-Fundamental/dp/0465024750/ref=sr_1_1?crid=3BKFJ4YXLS3RC" xlink:type="simple">https://www.amazon.com/Fluid-Concepts-Creative-Analogies-Fundamental/dp/0465024750/ref=sr_1_1?crid=3BKFJ4YXLS3RC</text:a>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3">00/00/0000</text:date>, <text:time style:data-style-name="N2" text:time-value="15:11:34.1162530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0:04:08.980438000</meta:creation-date>
    <dc:date>2022-01-13T15:11:38.843798340</dc:date>
    <meta:editing-duration>P48DT15H8M45S</meta:editing-duration>
    <meta:editing-cycles>100</meta:editing-cycles>
    <meta:generator>LibreOffice/5.4.6.2$MacOSX_X86_64 LibreOffice_project/4014ce260a04f1026ba855d3b8d91541c224eab8</meta:generator>
    <meta:document-statistic meta:table-count="4" meta:cell-count="529" meta:object-count="0"/>
    <meta:user-defined meta:name=""/>
  </office:meta>
</office:document-meta>
</file>